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36E3E019.png"/>
  <manifest:file-entry manifest:media-type="" manifest:full-path="Pictures/TablePreview1.svm"/>
  <manifest:file-entry manifest:media-type="image/png" manifest:full-path="Pictures/10000000000000200000002000309F1C.png"/>
  <manifest:file-entry manifest:media-type="image/gif" manifest:full-path="Pictures/100002000000000A0000000A1F4FBE6C.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762cm" fo:min-width="14.687cm"/>
    </style:style>
    <style:style style:name="gr2" style:family="graphic" style:parent-style-name="standard">
      <style:graphic-properties draw:stroke="none" svg:stroke-color="#000000" draw:fill="none" draw:fill-color="#ffffff" draw:textarea-horizontal-align="left" draw:auto-grow-height="true" draw:auto-grow-width="false" fo:min-height="1.552cm" fo:min-width="6.57cm"/>
    </style:style>
    <style:style style:name="gr3" style:family="graphic">
      <style:graphic-properties style:protect="size"/>
    </style:style>
    <style:style style:name="gr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127cm" fo:min-width="14.687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3.56cm" fo:min-width="19.365cm"/>
    </style:style>
    <style:style style:name="gr9" style:family="graphic" style:parent-style-name="standard">
      <style:graphic-properties draw:stroke="none" draw:fill="none" fo:min-height="6.977cm"/>
    </style:style>
    <style:style style:name="gr10"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greenmosaic-notes">
      <style:graphic-properties draw:fill-color="#ffffff" draw:auto-grow-height="true" fo:min-height="12.573cm"/>
    </style:style>
    <style:style style:name="pr2" style:family="presentation" style:parent-style-name="lyt-greenmosaic-title">
      <style:graphic-properties draw:auto-grow-height="true" fo:min-height="2.965cm"/>
    </style:style>
    <style:style style:name="pr3" style:family="presentation" style:parent-style-name="lyt-greenmosaic-outline1">
      <style:graphic-properties draw:auto-grow-height="true" fo:min-height="13.005cm"/>
    </style:style>
    <style:style style:name="pr4" style:family="presentation" style:parent-style-name="lyt-greenmosaic-notes">
      <style:graphic-properties draw:fill-color="#ffffff" fo:min-height="12.322cm"/>
    </style:style>
    <style:style style:name="pr5" style:family="presentation" style:parent-style-name="lyt-greenmosaic-title">
      <style:graphic-properties fo:min-height="2.714cm"/>
    </style:style>
    <style:style style:name="pr6" style:family="presentation" style:parent-style-name="lyt-greenmosaic-outline1">
      <style:graphic-properties fo:min-height="12.754cm"/>
    </style:style>
    <style:style style:name="pr7" style:family="presentation" style:parent-style-name="lyt-greenmosaic-outline1">
      <style:graphic-properties fo:min-height="13.6cm"/>
    </style:style>
    <style:style style:name="pr8" style:family="presentation" style:parent-style-name="lyt-greenmosaic-outline1">
      <style:graphic-properties fo:min-height="4.024cm"/>
    </style:style>
    <style:style style:name="pr9" style:family="presentation" style:parent-style-name="lyt-greenmosaic-outline1">
      <style:graphic-properties fo:min-height="7.834cm"/>
    </style:style>
    <style:style style:name="pr10" style:family="presentation" style:parent-style-name="lyt-greenmosaic-outline1">
      <style:graphic-properties fo:min-height="13.514cm"/>
    </style:style>
    <style:style style:name="pr11" style:family="presentation" style:parent-style-name="lyt-greenmosaic-outline1">
      <style:graphic-properties fo:min-height="13.175cm"/>
    </style:style>
    <style:style style:name="pr12" style:family="presentation" style:parent-style-name="lyt-greenmosaic-outline1">
      <style:graphic-properties fo:min-height="13.81cm"/>
    </style:style>
    <style:style style:name="co1" style:family="table-column">
      <style:table-column-properties style:column-width="11.427cm" style:use-optimal-column-width="false"/>
    </style:style>
    <style:style style:name="co2" style:family="table-column">
      <style:table-column-properties style:column-width="11.43cm" style:use-optimal-column-width="false"/>
    </style:style>
    <style:style style:name="ro1" style:family="table-row">
      <style:table-row-properties style:row-height="1.21cm"/>
    </style:style>
    <style:style style:name="ce1" style:family="table-cell">
      <style:graphic-properties draw:fill="solid" draw:fill-color="#ccccff" style:repeat="repeat"/>
      <style:paragraph-properties fo:border="0.05cm solid #666666"/>
    </style:style>
    <style:style style:name="ce2" style:family="table-cell">
      <style:graphic-properties draw:fill="solid" draw:fill-color="#ffffff" style:repeat="repeat"/>
      <style:paragraph-properties fo:border="0.05cm solid #666666"/>
    </style:style>
    <style:style style:name="P1" style:family="paragraph">
      <style:text-properties fo:font-family="Candara" style:font-family-generic="swiss" style:font-pitch="variable" fo:font-size="40pt" fo:font-weight="bold" style:font-size-asian="40pt" style:font-weight-asian="bold" style:font-size-complex="40pt" style:font-weight-complex="bold"/>
    </style:style>
    <style:style style:name="P2" style:family="paragraph">
      <style:text-properties fo:font-family="Candara" style:font-family-generic="swiss" style:font-pitch="variable" fo:font-size="18pt"/>
    </style:style>
    <style:style style:name="P3" style:family="paragraph">
      <style:paragraph-properties fo:margin-top="0cm" fo:margin-bottom="0cm" fo:line-height="100%" fo:text-align="start"/>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paragraph-properties fo:margin-top="0.317cm" fo:margin-bottom="0cm" fo:line-height="100%" fo:text-align="star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P10" style:family="paragraph">
      <style:text-properties fo:font-size="28pt" style:font-size-asian="28pt" style:font-size-complex="28pt"/>
    </style:style>
    <style:style style:name="P11" style:family="paragraph">
      <style:paragraph-properties fo:margin-top="0cm" fo:margin-bottom="0.102cm"/>
    </style:style>
    <style:style style:name="T1" style:family="text">
      <style:text-properties fo:font-family="Candara" style:font-family-generic="swiss" style:font-pitch="variable" fo:font-size="40pt" fo:font-weight="bold" style:font-size-asian="40pt" style:font-weight-asian="bold" style:font-size-complex="40pt" style:font-weight-complex="bold"/>
    </style:style>
    <style:style style:name="T2" style:family="text">
      <style:text-properties fo:font-family="Candara" style:font-family-generic="swiss" style:font-pitch="variable" fo:font-size="18pt"/>
    </style:style>
    <style:style style:name="T3"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4" style:family="text">
      <style:text-properties fo:color="#009999" fo:font-family="Helvetica" style:font-pitch="variable" fo:font-size="12pt" style:text-underline-style="solid" style:text-underline-width="auto" style:text-underline-color="font-color" style:font-family-asian="Helvetica" style:font-pitch-asian="variable" style:font-size-asian="12pt" style:font-family-complex="Helvetica" style:font-pitch-complex="variable" style:font-size-complex="12pt"/>
    </style:style>
    <style:style style:name="T5" style:family="text">
      <style:text-properties fo:font-size="22pt" style:font-size-asian="22pt" style:font-size-complex="22pt"/>
    </style:style>
    <style:style style:name="T6" style:family="text">
      <style:text-properties fo:color="#000000" fo:font-family="'Times New Roman'" style:font-pitch="variable" fo:font-size="11pt" style:font-family-asian="'Times New Roman'" style:font-pitch-asian="variable" style:font-size-asian="11pt" style:font-family-complex="'Times New Roman'" style:font-pitch-complex="variable" style:font-size-complex="11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fo:color="#000000" fo:font-family="'Times New Roman Bold'" style:font-pitch="variable" fo:font-size="11pt" style:font-family-asian="'Times New Roman Bold'" style:font-pitch-asian="variable" style:font-size-asian="11pt" style:font-family-complex="'Times New Roman Bold'" style:font-pitch-complex="variable" style:font-size-complex="11pt"/>
    </style:style>
    <style:style style:name="T12" style:family="text">
      <style:text-properties fo:font-size="18pt" style:font-size-asian="18pt" style:font-size-complex="18pt"/>
    </style:style>
    <style:style style:name="T13" style:family="text">
      <style:text-properties fo:font-size="28pt" style:font-size-asian="28pt" style:font-size-complex="28pt"/>
    </style:style>
    <style:style style:name="T14" style:family="text">
      <style:text-properties style:text-position="super 58%" fo:font-size="28pt" style:font-size-asian="28pt" style:font-size-complex="28pt"/>
    </style:style>
    <style:style style:name="T15" style:family="text">
      <style:text-properties fo:font-family="'Courier New'" style:font-family-generic="modern" style:font-pitch="fixed" fo:font-size="14pt" style:font-size-asian="14pt" style:font-size-complex="14pt"/>
    </style:style>
    <style:style style:name="T16" style:family="text">
      <style:text-properties fo:font-family="'Courier New'" style:font-family-generic="modern" style:font-pitch="fixed" fo:font-size="12pt" style:font-size-asian="12pt" style:font-size-complex="12pt"/>
    </style:style>
    <style:style style:name="T17" style:family="text">
      <style:text-properties fo:font-size="32pt" style:font-size-asian="32pt" style:font-size-complex="32pt"/>
    </style:style>
    <style:style style:name="T18" style:family="text">
      <style:text-properties fo:color="#000000" fo:font-family="'Times New Roman'" style:font-pitch="variable" fo:font-size="12pt" style:font-family-asian="'Times New Roman'" style:font-pitch-asian="variable" style:font-size-asian="12pt" style:font-family-complex="'Times New Roman'"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1F4FBE6C.gif" xlink:type="simple" xlink:show="embed" xlink:actuate="onLoad">
        <style:list-level-properties text:min-label-width="0.508cm"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greenmosaic">
        <office:forms form:automatic-focus="false" form:apply-design-mode="false"/>
        <draw:frame draw:style-name="gr1" draw:text-style-name="P1" draw:layer="layout" svg:width="19.687cm" svg:height="3.012cm" svg:x="4.443cm" svg:y="6.351cm">
          <draw:text-box>
            <text:p><text:span text:style-name="T1">ICU Update</text:span></text:p>
          </draw:text-box>
        </draw:frame>
        <draw:frame draw:style-name="gr2" draw:text-style-name="P2" draw:layer="layout" svg:width="9.364cm" svg:height="1.802cm" svg:x="4.606cm" svg:y="12.703cm">
          <draw:text-box>
            <text:p><text:span text:style-name="T2">Yoshito Umaoka (IBM)</text:span></text:p>
            <text:p><text:span text:style-name="T2">Markus W. Scherer (Google)</text:span></text:p>
          </draw:text-box>
        </draw:frame>
        <presentation:notes draw:style-name="dp2">
          <office:forms form:automatic-focus="false" form:apply-design-mode="false"/>
          <draw:page-thumbnail draw:style-name="gr3" draw:layer="layout" svg:width="15.265cm" svg:height="10.476cm" svg:x="3.161cm" svg:y="2.123cm" draw:page-number="1" presentation:class="page"/>
          <draw:frame presentation:style-name="pr1" draw:layer="layout" svg:width="17.271cm" svg:height="12.573cm" svg:x="2.158cm" svg:y="13.271cm" presentation:class="notes">
            <draw:text-box>
              <text:p text:style-name="P3"><text:span text:style-name="T3">ICU (International Components for Unicode) is an open source development project sponsored, supported, and used by many organizations. It is dedicated to providing robust, full-featured, commercial quality, freely available Unicode-based technologies.</text:span></text:p>
              <text:p text:style-name="P3"><text:span text:style-name="T3">Comprehensive support for the Unicode Standard is the basis for multilingual, single-binary software. ICU uses the most current versions of the standard, and provides full support for supplementary characters.</text:span></text:p>
              <text:p text:style-name="P3"><text:span text:style-name="T3">As computing environments become more heterogeneous, software portability becomes more important. ICU lets you produce the same results across all the various platforms you support. It offers great flexibility to extend and customize the supplied system services.</text:span></text:p>
              <text:p text:style-name="P3"><text:span text:style-name="T3">For more information, see the ICU website: </text:span><text:span text:style-name="T4"><text:a xlink:href="http://icu-project.org/">http://icu-project.org</text:a></text:span></text:p>
            </draw:text-box>
          </draw:frame>
        </presentation:notes>
      </draw:page>
      <draw:page draw:name="page2"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Agenda</text:p>
          </draw:text-box>
        </draw:frame>
        <draw:frame presentation:style-name="pr3" draw:layer="layout" svg:width="23.992cm" svg:height="13.005cm" svg:x="1.999cm" svg:y="5.501cm" presentation:class="outline">
          <draw:text-box>
            <text:list text:style-name="L3">
              <text:list-item>
                <text:p>Isn't Unicode enough?</text:p>
              </text:list-item>
              <text:list-item>
                <text:p>Why ICU?</text:p>
              </text:list-item>
              <text:list-item>
                <text:p>Where is ICU?</text:p>
              </text:list-item>
              <text:list-item>
                <text:p>What's new in ICU 4.4?</text:p>
              </text:list-item>
              <text:list-item>
                <text:p>What's next for ICU?</text:p>
              </text:list-item>
            </text:list>
          </draw:text-box>
        </draw:frame>
        <presentation:notes draw:style-name="dp2">
          <office:forms form:automatic-focus="false" form:apply-design-mode="false"/>
          <draw:page-thumbnail draw:style-name="gr3" draw:layer="layout" svg:width="15.265cm" svg:height="10.476cm" svg:x="3.161cm" svg:y="2.123cm" draw:page-number="2" presentation:class="page"/>
          <draw:frame presentation:style-name="pr4" draw:layer="layout" svg:width="17.271cm" svg:height="12.322cm" svg:x="2.158cm" svg:y="13.271cm" presentation:class="notes" presentation:placeholder="true">
            <draw:text-box/>
          </draw:frame>
        </presentation:notes>
      </draw:page>
      <draw:page draw:name="page3" draw:style-name="dp1" draw:master-page-name="lyt-greenmosaic">
        <office:forms form:automatic-focus="false" form:apply-design-mode="false"/>
        <draw:frame draw:style-name="gr4" draw:text-style-name="P4" draw:layer="layout" svg:width="15.06cm" svg:height="2.139cm" svg:x="8.087cm" svg:y="10.334cm">
          <draw:text-box>
            <text:list text:style-name="L4">
              <text:list-item>
                <text:p><text:span text:style-name="T5">The nature of Unicode</text:span></text:p>
              </text:list-item>
              <text:list-item>
                <text:p><text:span text:style-name="T5">Internationalization, Localization &amp; Locales</text:span></text:p>
              </text:list-item>
            </text:list>
          </draw:text-box>
        </draw:frame>
        <draw:frame draw:style-name="gr5" draw:text-style-name="P1" draw:layer="layout" svg:width="17.147cm" svg:height="2.377cm" svg:x="4.446cm" svg:y="5.244cm">
          <draw:text-box>
            <text:p><text:span text:style-name="T1">Isn't Unicode enough?</text:span></text:p>
          </draw:text-box>
        </draw:frame>
        <presentation:notes draw:style-name="dp2">
          <office:forms form:automatic-focus="false" form:apply-design-mode="false"/>
          <draw:page-thumbnail draw:style-name="gr3" draw:layer="layout" svg:width="15.265cm" svg:height="10.476cm" svg:x="3.161cm" svg:y="2.123cm" draw:page-number="3" presentation:class="page"/>
          <draw:frame presentation:style-name="pr1" draw:text-style-name="P5" draw:layer="layout" svg:width="17.271cm" svg:height="12.573cm" svg:x="2.158cm" svg:y="13.271cm" presentation:class="notes" presentation:placeholder="true">
            <draw:text-box/>
          </draw:frame>
        </presentation:notes>
      </draw:page>
      <draw:page draw:name="page4"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The nature of Unicode</text:p>
          </draw:text-box>
        </draw:frame>
        <draw:frame presentation:style-name="pr3" draw:layer="layout" svg:width="23.992cm" svg:height="13.005cm" svg:x="1.999cm" svg:y="5.501cm" presentation:class="outline">
          <draw:text-box>
            <text:list text:style-name="L3">
              <text:list-item>
                <text:p>Handles all modern world languages</text:p>
              </text:list-item>
              <text:list-item>
                <text:p>Efficient and effective processing</text:p>
              </text:list-item>
              <text:list-item>
                <text:p>Lossless data exchange</text:p>
              </text:list-item>
              <text:list-item>
                <text:p>Enables single-binary global software</text:p>
              </text:list-item>
            </text:list>
          </draw:text-box>
        </draw:frame>
        <presentation:notes draw:style-name="dp2">
          <office:forms form:automatic-focus="false" form:apply-design-mode="false"/>
          <draw:page-thumbnail draw:style-name="gr3" draw:layer="layout" svg:width="15.265cm" svg:height="10.476cm" svg:x="3.161cm" svg:y="2.123cm" draw:page-number="4" presentation:class="page"/>
          <draw:frame presentation:style-name="pr4" draw:layer="layout" svg:width="17.271cm" svg:height="12.322cm" svg:x="2.158cm" svg:y="13.271cm" presentation:class="notes">
            <draw:text-box>
              <text:p text:style-name="P6"><text:span text:style-name="T6">Unicode (and the parallel ISO 10646 standard) defines the character set necessary for efficiently processing text in any language and for maintaining text data integrity. In addition to global character coverage, the Unicode standard is unique among character set standards because it also defines data and algorithms for efficient and consistent text processing. This simplifies high-level processing and ensures that all conformant software produces the same results. The widespread adoption of Unicode over the last decade made text data truly portable and formed a cornerstone of the Internet.</text:span></text:p>
              <text:p text:style-name="P6"><text:span text:style-name="T6">Unicode enables lossless exchange of multilingual data between different types of computing systems, as well as single-binary installations of software which can handle text in all languages.</text:span></text:p>
              <text:p text:style-name="P6"><text:span text:style-name="T6">As a result, the Unicode Standard is complex and voluminous and not trivial to implement. ICU supports all Unicode characters, is regularly updated to the latest Unicode version, and implements and provides most of the properties and algorithms.</text:span></text:p>
            </draw:text-box>
          </draw:frame>
        </presentation:notes>
      </draw:page>
      <draw:page draw:name="page5"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But...</text:p>
          </draw:text-box>
        </draw:frame>
        <draw:frame presentation:style-name="pr6" draw:layer="layout" svg:width="23.992cm" svg:height="12.754cm" svg:x="1.999cm" svg:y="5.501cm" presentation:class="outline">
          <draw:text-box>
            <text:list text:style-name="L3">
              <text:list-item>
                <text:p>1,400 pages + Annexes + additional standards</text:p>
              </text:list-item>
              <text:list-item>
                <text:p>More than 100,000 characters</text:p>
              </text:list-item>
              <text:list-item>
                <text:p>Major update every 3 years, minor update about once a year</text:p>
              </text:list-item>
              <text:list-item>
                <text:p>80+ character properties, many multi-valued</text:p>
              </text:list-item>
              <text:list-item>
                <text:p>Affects many process: display, line-break, regular expressions...</text:p>
              </text:list-item>
            </text:list>
          </draw:text-box>
        </draw:frame>
        <presentation:notes draw:style-name="dp2">
          <office:forms form:automatic-focus="false" form:apply-design-mode="false"/>
          <draw:page-thumbnail draw:style-name="gr3" draw:layer="layout" svg:width="15.265cm" svg:height="10.476cm" svg:x="3.161cm" svg:y="2.123cm" draw:page-number="5" presentation:class="page"/>
          <draw:frame presentation:style-name="pr4" draw:layer="layout" svg:width="17.271cm" svg:height="12.322cm" svg:x="2.158cm" svg:y="13.271cm" presentation:class="notes" presentation:placeholder="true">
            <draw:text-box/>
          </draw:frame>
        </presentation:notes>
      </draw:page>
      <draw:page draw:name="page6" draw:style-name="dp1" draw:master-page-name="lyt-greenmosaic" presentation:presentation-page-layout-name="AL1T1">
        <office:forms form:automatic-focus="false" form:apply-design-mode="false"/>
        <draw:frame presentation:style-name="pr5" draw:text-style-name="P7" draw:layer="layout" svg:width="24.992cm" svg:height="2.714cm" svg:x="1.478cm" svg:y="1.745cm" presentation:class="title" presentation:user-transformed="true">
          <draw:text-box>
            <text:p><text:span text:style-name="T7">Internationalization, Localization &amp; Locales</text:span></text:p>
          </draw:text-box>
        </draw:frame>
        <draw:frame presentation:style-name="pr7" draw:layer="layout" svg:width="23.992cm" svg:height="13.6cm" svg:x="2.099cm" svg:y="4.95cm" presentation:class="outline" presentation:user-transformed="true">
          <draw:text-box>
            <text:p><text:span text:style-name="T8">Requirements vary widely across languages &amp; countries</text:span></text:p>
            <text:list text:style-name="L3">
              <text:list-item>
                <text:p><text:span text:style-name="T9">Sorting</text:span></text:p>
              </text:list-item>
              <text:list-item>
                <text:p><text:span text:style-name="T9">Text searching</text:span></text:p>
              </text:list-item>
              <text:list-item>
                <text:p><text:span text:style-name="T9">Bidirectional text processing and complex text layout</text:span></text:p>
              </text:list-item>
              <text:list-item>
                <text:p><text:span text:style-name="T9">Date/time/number/currency formatting</text:span></text:p>
              </text:list-item>
              <text:list-item>
                <text:p><text:span text:style-name="T9">Codepage conversion</text:span></text:p>
              </text:list-item>
              <text:list-item>
                <text:p><text:span text:style-name="T9">…</text:span><text:span text:style-name="T9">and so on</text:span></text:p>
              </text:list-item>
            </text:list>
            <text:p><text:span text:style-name="T8">Performance is key</text:span></text:p>
            <text:list text:continue-numbering="true" text:style-name="L3">
              <text:list-item>
                <text:p><text:span text:style-name="T9">It might be easy to do the right thing</text:span></text:p>
              </text:list-item>
              <text:list-item>
                <text:p><text:span text:style-name="T9">It is hard to do it fast</text:span></text:p>
              </text:list-item>
            </text:list>
          </draw:text-box>
        </draw:frame>
        <presentation:notes draw:style-name="dp2">
          <office:forms form:automatic-focus="false" form:apply-design-mode="false"/>
          <draw:page-thumbnail draw:style-name="gr3" draw:layer="layout" svg:width="15.265cm" svg:height="10.476cm" svg:x="3.161cm" svg:y="2.123cm" draw:page-number="6" presentation:class="page"/>
          <draw:frame presentation:style-name="pr4" draw:layer="layout" svg:width="17.271cm" svg:height="12.322cm" svg:x="2.158cm" svg:y="13.271cm" presentation:class="notes">
            <draw:text-box>
              <text:p text:style-name="P6"><text:span text:style-name="T6">The design and architecture of software that can work with multiple languages and cultural specializations is called internationalization. It involves taking into account a variety of attributes for many areas of text handling and data input and output. The most common attributes are the written language and the country or region for which data is processed or presented. Standard codes for these attributes, and sometimes others, are often combined into “locale identifiers”. Depending on the context, the term “locale” refers either to such locale identifiers or to the relevant collection of associated data and behaviors.</text:span></text:p>
              <text:p text:style-name="P6"><text:span text:style-name="T6">In addition to these familiar attributes, others are also important and cannot be reliably inferred. For example, currency codes and codepages need to be identified reliably for correct results.</text:span></text:p>
              <text:p text:style-name="P6"><text:span text:style-name="T6">Localization provides internationalized software with locale-specific User Interface elements (text, images, layout) and sometimes functionality for regional business rules or similar.</text:span></text:p>
              <text:p text:style-name="P6"><text:span text:style-name="T6">The term globalization is sometimes used as a synonym for internationalization. We use it more narrowly, for software which can be compiled and installed once and handles text in all languages at the same time, as opposed to requiring recompilation for each locale. Such software needs to use Unicode for text processing.</text:span></text:p>
              <text:p text:style-name="P6"><text:span text:style-name="T6">It is often relatively easy to satisfy the requirements from one language or culture, or a small number of closely related ones. However, with the diversity of requirements from many languages and cultures on many processes, and the desire for high performance in many cases, the implementation of these processes can become rather complex. The ICU libraries provide “shrink-wrapped”, reusable, tested implementations that were designed with performance in <text:s/>mind.</text:span></text:p>
            </draw:text-box>
          </draw:frame>
        </presentation:notes>
      </draw:page>
      <draw:page draw:name="page7" draw:style-name="dp1" draw:master-page-name="lyt-greenmosaic">
        <office:forms form:automatic-focus="false" form:apply-design-mode="false"/>
        <draw:frame draw:style-name="gr6" draw:text-style-name="P4" draw:layer="layout" svg:width="8.486cm" svg:height="2.139cm" svg:x="8.087cm" svg:y="10.334cm">
          <draw:text-box>
            <text:list text:style-name="L4">
              <text:list-item>
                <text:p><text:span text:style-name="T5">ICU Features</text:span></text:p>
              </text:list-item>
              <text:list-item>
                <text:p><text:span text:style-name="T5">ICU Works Everywhere</text:span></text:p>
              </text:list-item>
            </text:list>
          </draw:text-box>
        </draw:frame>
        <draw:frame draw:style-name="gr5" draw:text-style-name="P1" draw:layer="layout" svg:width="17.147cm" svg:height="2.377cm" svg:x="4.446cm" svg:y="5.244cm">
          <draw:text-box>
            <text:p><text:span text:style-name="T1">Why ICU?</text:span></text:p>
          </draw:text-box>
        </draw:frame>
        <presentation:notes draw:style-name="dp2">
          <draw:page-thumbnail draw:style-name="gr3" draw:layer="layout" svg:width="15.265cm" svg:height="10.476cm" svg:x="3.161cm" svg:y="2.123cm" draw:page-number="7" presentation:class="page"/>
          <draw:frame presentation:style-name="pr1" draw:text-style-name="P5" draw:layer="layout" svg:width="17.271cm" svg:height="12.573cm" svg:x="2.158cm" svg:y="13.271cm" presentation:class="notes" presentation:placeholder="true">
            <draw:text-box/>
          </draw:frame>
        </presentation:notes>
      </draw:page>
      <draw:page draw:name="page8" draw:style-name="dp1" draw:master-page-name="lyt-greenmosaic" presentation:presentation-page-layout-name="AL2T3">
        <office:forms form:automatic-focus="false" form:apply-design-mode="false"/>
        <draw:frame presentation:style-name="pr2" draw:layer="layout" svg:width="24.992cm" svg:height="2.965cm" svg:x="1.499cm" svg:y="1.537cm" presentation:class="title">
          <draw:text-box>
            <text:p>ICU Features</text:p>
          </draw:text-box>
        </draw:frame>
        <draw:frame presentation:style-name="pr6" draw:text-style-name="P8" draw:layer="layout" svg:width="11.707cm" svg:height="12.754cm" svg:x="1.999cm" svg:y="5.501cm" presentation:class="outline" presentation:user-transformed="true">
          <draw:text-box>
            <text:list text:style-name="L3">
              <text:list-item>
                <text:p><text:span text:style-name="T9">Unicode text handling</text:span></text:p>
              </text:list-item>
              <text:list-item>
                <text:p><text:span text:style-name="T9">Charset conversions (175+)</text:span></text:p>
              </text:list-item>
              <text:list-item>
                <text:p><text:span text:style-name="T9">Charset detection</text:span></text:p>
              </text:list-item>
              <text:list-item>
                <text:p><text:span text:style-name="T9">Collation &amp; Searching</text:span></text:p>
              </text:list-item>
              <text:list-item>
                <text:p><text:span text:style-name="T9">Locales from CLDR (450+)</text:span></text:p>
              </text:list-item>
              <text:list-item>
                <text:p><text:span text:style-name="T9">Resource Bundles</text:span></text:p>
              </text:list-item>
              <text:list-item>
                <text:p><text:span text:style-name="T9">Calendar &amp; Time zones</text:span></text:p>
              </text:list-item>
              <text:list-item>
                <text:p><text:span text:style-name="T9">Complex-text layout engine</text:span></text:p>
              </text:list-item>
              <text:list-item>
                <text:p><text:span text:style-name="T9">Unicode Regular Expressions</text:span></text:p>
              </text:list-item>
            </text:list>
          </draw:text-box>
        </draw:frame>
        <draw:frame presentation:style-name="pr6" draw:text-style-name="P8" draw:layer="layout" svg:width="11.707cm" svg:height="12.754cm" svg:x="14.292cm" svg:y="5.501cm" presentation:class="outline">
          <draw:text-box>
            <text:list text:style-name="L3">
              <text:list-item>
                <text:p><text:span text:style-name="T9">Breaks: word, line, …</text:span></text:p>
              </text:list-item>
              <text:list-item>
                <text:p><text:span text:style-name="T9">Formatting</text:span></text:p>
                <text:list>
                  <text:list-item>
                    <text:p><text:span text:style-name="T10">Date &amp; time</text:span></text:p>
                  </text:list-item>
                  <text:list-item>
                    <text:p><text:span text:style-name="T10">Durations</text:span></text:p>
                  </text:list-item>
                  <text:list-item>
                    <text:p><text:span text:style-name="T10">Messages</text:span></text:p>
                  </text:list-item>
                  <text:list-item>
                    <text:p><text:span text:style-name="T10">Numbers &amp; currencies</text:span></text:p>
                  </text:list-item>
                  <text:list-item>
                    <text:p><text:span text:style-name="T10">Plurals</text:span></text:p>
                  </text:list-item>
                </text:list>
              </text:list-item>
              <text:list-item>
                <text:p><text:span text:style-name="T9">Transforms</text:span></text:p>
                <text:list>
                  <text:list-item>
                    <text:p><text:span text:style-name="T10">Normalization</text:span></text:p>
                  </text:list-item>
                  <text:list-item>
                    <text:p><text:span text:style-name="T10">Casing</text:span></text:p>
                  </text:list-item>
                  <text:list-item>
                    <text:p><text:span text:style-name="T10">Transliterations</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8" presentation:class="page"/>
          <draw:frame presentation:style-name="pr4" draw:layer="layout" svg:width="17.271cm" svg:height="12.322cm" svg:x="2.158cm" svg:y="13.271cm" presentation:class="notes" presentation:user-transformed="true">
            <draw:text-box>
              <text:p text:style-name="P6"><text:span text:style-name="T6">In addition to basic Unicode standard conformance, both the ICU Java library (“ICU4J”) and the C/C++ libraries (“ICU4C”) also provide a full set of internationalization features listed above.</text:span></text:p>
              <text:p text:style-name="P6"><text:span text:style-name="T11">Notes on C/C++ vs. Java</text:span></text:p>
              <text:p text:style-name="P6"><text:span text:style-name="T6">ICU C/C++ and Java APIs do differ slightly due to the differences of programming languages. Sometimes the feature development in ICU4C leapfrogs ICU4J or vice versa by 1-2 releases.</text:span></text:p>
              <text:p text:style-name="P6"><text:span text:style-name="T6">Since ICU is open source and closely tracks the Unicode Standard, ICU can support changes and additions to the Unicode Standard much more quickly than Java. Java support for Unicode is tied to major releases of the JDK, and can lag the Unicode Standard by a year or more.</text:span></text:p>
            </draw:text-box>
          </draw:frame>
        </presentation:notes>
      </draw:page>
      <draw:page draw:name="page9"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ICU Works Everywhere</text:p>
          </draw:text-box>
        </draw:frame>
        <draw:frame presentation:style-name="pr6" draw:text-style-name="P9" draw:layer="layout" svg:width="23.992cm" svg:height="13.087cm" svg:x="1.999cm" svg:y="5.501cm" presentation:class="outline" presentation:user-transformed="true">
          <draw:text-box>
            <text:p><text:span text:style-name="T5">Mature, widely used set of C/C++ and Java libraries</text:span></text:p>
            <text:list text:style-name="L3">
              <text:list-item>
                <text:p><text:span text:style-name="T12">Basis for Java 1.1 internationalization, but goes far beyond Java 1.1</text:span></text:p>
              </text:list-item>
            </text:list>
            <text:p><text:span text:style-name="T5">Very portable – identical results on all platforms/programming languages</text:span></text:p>
            <text:list text:continue-numbering="true" text:style-name="L3">
              <text:list-item>
                <text:p><text:span text:style-name="T12">C/C++ (ICU4C): 30+ platforms/compilers</text:span></text:p>
              </text:list-item>
              <text:list-item>
                <text:p><text:span text:style-name="T12">Java (ICU4J): Oracle and IBM JRE</text:span></text:p>
              </text:list-item>
            </text:list>
            <text:p><text:span text:style-name="T5">Full threading model</text:span></text:p>
            <text:p><text:span text:style-name="T5">Customizable &amp; Modular</text:span></text:p>
            <text:p><text:span text:style-name="T5">Open source (since 1999) – but non-restrictive</text:span></text:p>
            <text:list text:continue-numbering="true" text:style-name="L3">
              <text:list-item>
                <text:p><text:span text:style-name="T12">Governed by a Project Management Committee</text:span></text:p>
              </text:list-item>
              <text:list-item>
                <text:p><text:span text:style-name="T12">Contributions from many parties (IBM, Google, Apple, Yahoo, ...)</text:span></text:p>
              </text:list-item>
            </text:list>
          </draw:text-box>
        </draw:frame>
        <presentation:notes draw:style-name="dp2">
          <office:forms form:automatic-focus="false" form:apply-design-mode="false"/>
          <draw:page-thumbnail draw:style-name="gr3" draw:layer="layout" svg:width="15.265cm" svg:height="10.476cm" svg:x="3.161cm" svg:y="2.123cm" draw:page-number="9" presentation:class="page"/>
          <draw:frame presentation:style-name="pr4" draw:layer="layout" svg:width="17.271cm" svg:height="12.322cm" svg:x="2.158cm" svg:y="13.271cm" presentation:class="notes">
            <draw:text-box>
              <text:p text:style-name="P6"><text:span text:style-name="T6">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ext:span></text:p>
              <text:p text:style-name="P6"><text:span text:style-name="T6">Mature: celebrated 10 years this year.</text:span></text:p>
              <text:p text:style-name="P6"><text:span text:style-name="T6">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10" draw:style-name="dp1" draw:master-page-name="lyt-greenmosaic">
        <office:forms form:automatic-focus="false" form:apply-design-mode="false"/>
        <draw:frame draw:style-name="gr7" draw:text-style-name="P4" draw:layer="layout" svg:width="8.346cm" svg:height="2.139cm" svg:x="8.087cm" svg:y="10.334cm">
          <draw:text-box>
            <text:list text:style-name="L4">
              <text:list-item>
                <text:p><text:span text:style-name="T5">ICU in IBM and Google</text:span></text:p>
              </text:list-item>
              <text:list-item>
                <text:p><text:span text:style-name="T5">Other ICU Users</text:span></text:p>
              </text:list-item>
            </text:list>
          </draw:text-box>
        </draw:frame>
        <draw:frame draw:style-name="gr5" draw:text-style-name="P1" draw:layer="layout" svg:width="17.147cm" svg:height="2.377cm" svg:x="4.446cm" svg:y="5.244cm">
          <draw:text-box>
            <text:p><text:span text:style-name="T1">Where is ICU?</text:span></text:p>
          </draw:text-box>
        </draw:frame>
        <presentation:notes draw:style-name="dp2">
          <office:forms form:automatic-focus="false" form:apply-design-mode="false"/>
          <draw:page-thumbnail draw:style-name="gr3" draw:layer="layout" svg:width="15.265cm" svg:height="10.476cm" svg:x="3.161cm" svg:y="2.123cm" draw:page-number="10" presentation:class="page"/>
          <draw:frame presentation:style-name="pr1" draw:text-style-name="P5" draw:layer="layout" svg:width="17.271cm" svg:height="12.573cm" svg:x="2.158cm" svg:y="13.271cm" presentation:class="notes" presentation:placeholder="true">
            <draw:text-box/>
          </draw:frame>
        </presentation:notes>
      </draw:page>
      <draw:page draw:name="page11"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ICU in IBM</text:p>
          </draw:text-box>
        </draw:frame>
        <draw:frame presentation:style-name="pr8" draw:text-style-name="P4" draw:layer="layout" svg:width="23.992cm" svg:height="4.024cm" svg:x="1.999cm" svg:y="5.501cm" presentation:class="outline" presentation:user-transformed="true">
          <draw:text-box>
            <text:list text:style-name="L3">
              <text:list-item>
                <text:p><text:span text:style-name="T5">All 5 major software brands</text:span></text:p>
              </text:list-item>
              <text:list-item>
                <text:p><text:span text:style-name="T5">IBM operating systems</text:span></text:p>
              </text:list-item>
              <text:list-item>
                <text:p><text:span text:style-name="T5">Products</text:span></text:p>
              </text:list-item>
            </text:list>
          </draw:text-box>
        </draw:frame>
        <draw:frame draw:style-name="gr8" draw:layer="layout" svg:width="21.77cm" svg:height="7.226cm" svg:x="3.63cm" svg:y="9.919cm">
          <draw:text-box>
            <text:p>Ascential Software, Cognos, PSD Print Architecture, DB2, COBOL, Host Access Client, InfoPrint Manager, Informix GLS, iSeries, Language Analysis Systems, Lotus Notes, Lotus Extended Search, Lotus Workplace, WebSphere Message Broker, NUMA-Q, OTI, OmniFind, Pervasive Computing WECMS, Rational Business Developer and Rational Application Developer, SS&amp;S Websphere Banking Solutions, Tivoli Presentation Services, Tivoli Identity Manager, WBI Adapter/ Connect/Modeler and Monitor/ Solution Technology Development/WBI-Financial TePI, Websphere Application Server/ Studio Workload Simulator/Transcoding Publisher, XML Parser.</text:p>
          </draw:text-box>
        </draw:frame>
        <presentation:notes draw:style-name="dp2">
          <office:forms form:automatic-focus="false" form:apply-design-mode="false"/>
          <draw:page-thumbnail draw:style-name="gr3" draw:layer="layout" svg:width="15.265cm" svg:height="10.476cm" svg:x="3.161cm" svg:y="2.123cm" draw:page-number="11" presentation:class="page"/>
          <draw:frame presentation:style-name="pr4" draw:layer="layout" svg:width="17.271cm" svg:height="12.322cm" svg:x="2.158cm" svg:y="13.271cm" presentation:class="notes">
            <draw:text-box>
              <text:p text:style-name="P6"><text:span text:style-name="T6">ICU is used throughout IBM. It is also used by many other companies and organizations. Many of these companies and organizations also participate in improving ICU.</text:span></text:p>
            </draw:text-box>
          </draw:frame>
        </presentation:notes>
      </draw:page>
      <draw:page draw:name="page12" draw:style-name="dp1" draw:master-page-name="lyt-greenmosaic" presentation:presentation-page-layout-name="AL2T3">
        <office:forms form:automatic-focus="false" form:apply-design-mode="false"/>
        <draw:frame presentation:style-name="pr2" draw:layer="layout" svg:width="24.992cm" svg:height="2.965cm" svg:x="1.499cm" svg:y="1.537cm" presentation:class="title">
          <draw:text-box>
            <text:p>ICU in Google</text:p>
          </draw:text-box>
        </draw:frame>
        <draw:frame presentation:style-name="pr3" draw:text-style-name="P9" draw:layer="layout" svg:width="11.707cm" svg:height="13.005cm" svg:x="1.999cm" svg:y="5.501cm" presentation:class="outline" presentation:user-transformed="true">
          <draw:text-box>
            <text:list text:style-name="L3">
              <text:list-item>
                <text:p><text:span text:style-name="T8">Web Search</text:span></text:p>
              </text:list-item>
              <text:list-item>
                <text:p><text:span text:style-name="T8">Chrome</text:span></text:p>
              </text:list-item>
              <text:list-item>
                <text:p><text:span text:style-name="T8">Android</text:span></text:p>
              </text:list-item>
              <text:list-item>
                <text:p><text:span text:style-name="T8">Adwords</text:span></text:p>
              </text:list-item>
              <text:list-item>
                <text:p><text:span text:style-name="T8">Google Finance</text:span></text:p>
              </text:list-item>
              <text:list-item>
                <text:p><text:span text:style-name="T8">Google Maps</text:span></text:p>
              </text:list-item>
              <text:list-item>
                <text:p><text:span text:style-name="T8">Blogger</text:span></text:p>
              </text:list-item>
            </text:list>
          </draw:text-box>
        </draw:frame>
        <draw:frame presentation:style-name="pr6" draw:text-style-name="P9" draw:layer="layout" svg:width="11.707cm" svg:height="12.754cm" svg:x="14.292cm" svg:y="5.501cm" presentation:class="outline">
          <draw:text-box>
            <text:list text:style-name="L3">
              <text:list-item>
                <text:p><text:span text:style-name="T8">Google Analytics</text:span></text:p>
              </text:list-item>
              <text:list-item>
                <text:p><text:span text:style-name="T8">Google Gears</text:span></text:p>
              </text:list-item>
              <text:list-item>
                <text:p><text:span text:style-name="T8">Google Groups</text:span></text:p>
              </text:list-item>
              <text:list-item>
                <text:p><text:span text:style-name="T8">others...</text:span></text:p>
              </text:list-item>
            </text:list>
          </draw:text-box>
        </draw:frame>
        <presentation:notes draw:style-name="dp2">
          <office:forms form:automatic-focus="false" form:apply-design-mode="false"/>
          <draw:page-thumbnail draw:style-name="gr3" draw:layer="layout" svg:width="15.265cm" svg:height="10.476cm" svg:x="3.161cm" svg:y="2.123cm" draw:page-number="12" presentation:class="page"/>
          <draw:frame presentation:style-name="pr4" draw:layer="layout" svg:width="17.271cm" svg:height="12.322cm" svg:x="2.158cm" svg:y="13.271cm" presentation:class="notes" presentation:placeholder="true">
            <draw:text-box/>
          </draw:frame>
        </presentation:notes>
      </draw:page>
      <draw:page draw:name="page13" draw:style-name="dp1" draw:master-page-name="lyt-greenmosaic" presentation:presentation-page-layout-name="AL3T19">
        <office:forms form:automatic-focus="false" form:apply-design-mode="false"/>
        <draw:frame presentation:style-name="pr2" draw:layer="layout" svg:width="24.992cm" svg:height="2.965cm" svg:x="1.499cm" svg:y="1.537cm" presentation:class="title">
          <draw:text-box>
            <text:p>Other ICU Users</text:p>
          </draw:text-box>
        </draw:frame>
        <draw:frame draw:style-name="gr9" draw:layer="layout" svg:width="22.94cm" svg:height="10.326cm" svg:x="2.46cm" svg:y="5.689cm">
          <draw:text-box>
            <text:p>ABAS Software, Adobe, Amazon (Kindle), Amdocs, Apache (Harmony, Lucene, Solr, PDFBox, Tika, Xlan, Xerces, ....), Appian (Mac OS X, iPhone, Safari, iTunes for Windows), Apple, Argonne National Laboratory, Avaya, BAE Systems Geospatial eXploitation Products, BEA, BluePhoenix Solutions, BMC Software, Boost, BroadJump, Business Objects, caris, CERN, Debian Linux, Dell, Eclipse, eBay, EMC Corporation, ESRI, Free BSD, Gentoo Linux, GroundWork Open Source, GTK+, Harman/Becker Automotive Systems GmbH, HP, Hyperion, IBM, Inktomi, Innodata Isogen, Informatica, Intel, Interlogics, IONA, IXOS, Jikes, Library of Congress, Mathworks, Mozilla, Netezza, OpenOffice, Lawson Software, Leica Geosystems GIS &amp; Mapping LLC, Mandrake Linux, OCLC, Progress Software, Python, QNX, Rogue Wave, SAP, SIL, SPSS, Software AG, Sun Microsystems (Solaris, Java), SuSE, Sybase, Symantec, Teradata (NCR), Trend Micro, Virage, webMethods, Wine, WMS Gaming, XyEnterprise, Yahoo!, and many others.</text:p>
          </draw:text-box>
        </draw:frame>
        <presentation:notes draw:style-name="dp2">
          <office:forms form:automatic-focus="false" form:apply-design-mode="false"/>
          <draw:page-thumbnail draw:style-name="gr3" draw:layer="layout" svg:width="15.265cm" svg:height="10.476cm" svg:x="3.161cm" svg:y="2.123cm" draw:page-number="13" presentation:class="page"/>
          <draw:frame presentation:style-name="pr4" draw:layer="layout" svg:width="17.271cm" svg:height="12.322cm" svg:x="2.158cm" svg:y="13.271cm" presentation:class="notes" presentation:placeholder="true">
            <draw:text-box/>
          </draw:frame>
        </presentation:notes>
      </draw:page>
      <draw:page draw:name="page14" draw:style-name="dp1" draw:master-page-name="lyt-greenmosaic">
        <office:forms form:automatic-focus="false" form:apply-design-mode="false"/>
        <draw:frame draw:style-name="gr10" draw:text-style-name="P4" draw:layer="layout" svg:width="11.377cm" svg:height="7.803cm" svg:x="8.092cm" svg:y="9.525cm">
          <draw:text-box>
            <text:list text:style-name="L4">
              <text:list-item>
                <text:p><text:span text:style-name="T5">Release Summary</text:span></text:p>
              </text:list-item>
              <text:list-item>
                <text:p><text:span text:style-name="T5">Normalizer2</text:span></text:p>
              </text:list-item>
              <text:list-item>
                <text:p><text:span text:style-name="T5">Resource Bundle Optimization</text:span></text:p>
              </text:list-item>
              <text:list-item>
                <text:p><text:span text:style-name="T5">Big Decimal Support (C)</text:span></text:p>
              </text:list-item>
              <text:list-item>
                <text:p><text:span text:style-name="T5">Select Format</text:span></text:p>
              </text:list-item>
              <text:list-item>
                <text:p><text:span text:style-name="T5">64bit Time Zone Transitions</text:span></text:p>
              </text:list-item>
              <text:list-item>
                <text:p><text:span text:style-name="T5">Java 5 Syntax</text:span></text:p>
              </text:list-item>
              <text:list-item>
                <text:p><text:span text:style-name="T5">ICU4J source package structure</text:span></text:p>
              </text:list-item>
            </text:list>
          </draw:text-box>
        </draw:frame>
        <draw:frame draw:style-name="gr5" draw:text-style-name="P1" draw:layer="layout" svg:width="17.147cm" svg:height="2.377cm" svg:x="4.446cm" svg:y="5.244cm">
          <draw:text-box>
            <text:p><text:span text:style-name="T1">What's new in ICU 4.4?</text:span></text:p>
          </draw:text-box>
        </draw:frame>
        <presentation:notes draw:style-name="dp2">
          <office:forms form:automatic-focus="false" form:apply-design-mode="false"/>
          <draw:page-thumbnail draw:style-name="gr3" draw:layer="layout" svg:width="15.265cm" svg:height="10.476cm" svg:x="3.161cm" svg:y="2.123cm" draw:page-number="14" presentation:class="page"/>
          <draw:frame presentation:style-name="pr1" draw:text-style-name="P5" draw:layer="layout" svg:width="17.271cm" svg:height="12.573cm" svg:x="2.158cm" svg:y="13.271cm" presentation:class="notes" presentation:placeholder="true">
            <draw:text-box/>
          </draw:frame>
        </presentation:notes>
      </draw:page>
      <draw:page draw:name="page15"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Release Summary</text:p>
          </draw:text-box>
        </draw:frame>
        <draw:frame presentation:style-name="pr3" draw:layer="layout" svg:width="23.992cm" svg:height="13.005cm" svg:x="1.999cm" svg:y="5.501cm" presentation:class="outline" presentation:user-transformed="true">
          <draw:text-box>
            <text:p>http://icu-project.org/download/4.4.html</text:p>
            <text:list text:style-name="L3">
              <text:list-item>
                <text:p>2010-03-17 ICU 4.4 (C &amp; J)</text:p>
              </text:list-item>
              <text:list-item>
                <text:p>2010-04-28 ICU4.4.1 (C &amp; J)</text:p>
              </text:list-item>
              <text:list-item>
                <text:p>2010-06-23 ICU4J 4.4.1.1</text:p>
              </text:list-item>
            </text:list>
          </draw:text-box>
        </draw:frame>
        <presentation:notes draw:style-name="dp2">
          <office:forms form:automatic-focus="false" form:apply-design-mode="false"/>
          <draw:page-thumbnail draw:style-name="gr3" draw:layer="layout" svg:width="15.265cm" svg:height="10.476cm" svg:x="3.161cm" svg:y="2.123cm" draw:page-number="15" presentation:class="page"/>
          <draw:frame presentation:style-name="pr4" draw:layer="layout" svg:width="17.271cm" svg:height="12.322cm" svg:x="2.158cm" svg:y="13.271cm" presentation:class="notes" presentation:placeholder="true">
            <draw:text-box/>
          </draw:frame>
        </presentation:notes>
      </draw:page>
      <draw:page draw:name="page16"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ICU 4.4 Data</text:p>
          </draw:text-box>
        </draw:frame>
        <draw:frame presentation:style-name="pr6" draw:layer="layout" svg:width="23.992cm" svg:height="12.754cm" svg:x="1.999cm" svg:y="5.501cm" presentation:class="outline">
          <draw:text-box>
            <text:list text:style-name="L3">
              <text:list-item>
                <text:p>Unicode 5.2</text:p>
              </text:list-item>
              <text:list-item>
                <text:p>Locale Data</text:p>
                <text:list>
                  <text:list-item>
                    <text:p>CLDR 1.8 in ICU 4.4</text:p>
                  </text:list-item>
                  <text:list-item>
                    <text:p>CLDR 1.8.1 update in ICU 4.4.1</text:p>
                  </text:list-item>
                  <text:list-item>
                    <text:p>Over 22% more data than CLDR 1.7</text:p>
                  </text:list-item>
                  <text:list-item>
                    <text:p>Many new locales (African locales from Afrige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6" presentation:class="page"/>
          <draw:frame presentation:style-name="pr4" draw:layer="layout" svg:width="17.271cm" svg:height="12.322cm" svg:x="2.158cm" svg:y="13.271cm" presentation:class="notes">
            <draw:text-box>
              <text:p>Every ICU release implements the current Unicode version, collation and CLDR locale data.</text:p>
              <text:p>Most of the data size increase in ICU 4.4 is absorbed by a more efficient file data structure (see later slide).</text:p>
              <text:p>The main locale data file set was split for modularization (allowing selection of less data for selected features). Display names for languages, regions, time zones and currencies are organized into separate file sets in the ICU data package.</text:p>
            </draw:text-box>
          </draw:frame>
        </presentation:notes>
      </draw:page>
      <draw:page draw:name="page17"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presentation:user-transformed="true">
          <draw:text-box>
            <text:p>Normalizer2</text:p>
          </draw:text-box>
        </draw:frame>
        <draw:frame presentation:style-name="pr6" draw:layer="layout" svg:width="23.992cm" svg:height="12.754cm" svg:x="1.999cm" svg:y="5.501cm" presentation:class="outline">
          <draw:text-box>
            <text:list text:style-name="L3">
              <text:list-item>
                <text:p><text:span text:style-name="T13">Unicode 5.2 adds 3</text:span><text:span text:style-name="T14">rd</text:span><text:span text:style-name="T13"> form: NFKC_Casefold</text:span></text:p>
              </text:list-item>
              <text:list-item>
                <text:p><text:span text:style-name="T13">UTS #46/IDNA2008 combines mapping+normalization</text:span></text:p>
              </text:list-item>
              <text:list-item>
                <text:p><text:span text:style-name="T13">Other combinations useful</text:span></text:p>
              </text:list-item>
              <text:list-item>
                <text:p><text:span text:style-name="T13">ICU 4.4: New API allows custom data</text:span></text:p>
              </text:list-item>
              <text:list-item>
                <text:p><text:span text:style-name="T13">All operations with any data file</text:span></text:p>
              </text:list-item>
              <text:list-item>
                <text:p><text:span text:style-name="T13">Smaller files, select data for desired forms</text:span></text:p>
              </text:list-item>
            </text:list>
          </draw:text-box>
        </draw:frame>
        <presentation:notes draw:style-name="dp2">
          <office:forms form:automatic-focus="false" form:apply-design-mode="false"/>
          <draw:page-thumbnail draw:style-name="gr3" draw:layer="layout" svg:width="15.265cm" svg:height="10.476cm" svg:x="3.161cm" svg:y="2.123cm" draw:page-number="17" presentation:class="page"/>
          <draw:frame presentation:style-name="pr4" draw:layer="layout" svg:width="17.271cm" svg:height="12.322cm" svg:x="2.158cm" svg:y="13.271cm" presentation:class="notes">
            <draw:text-box>
              <text:p>Unicode 5.2 defines the NFKC_Casefold combination of character mapping and normalization, and a similar combination can be used to implement UTS #46/IDNA2008. Other mapping+normalization combinations can be useful.</text:p>
              <text:p>ICU 4.4 provides new normalization API that supports all standard forms and allows for custom data files. All operations are available with any data file, including FCD and FCC processing (see <text:span text:style-name="T10"><text:a xlink:href="http://www.unicode.org/notes/tn5/">http://www.unicode.org/notes/tn5/</text:a></text:span>) and finding normalization boundaries.</text:p>
              <text:p>The one data was split into two smaller ones (plus one for NFKC_Casefold).</text:p>
            </draw:text-box>
          </draw:frame>
        </presentation:notes>
      </draw:page>
      <draw:page draw:name="page18"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Resource Bundle Optimization</text:p>
          </draw:text-box>
        </draw:frame>
        <draw:frame presentation:style-name="pr6" draw:layer="layout" svg:width="23.992cm" svg:height="12.754cm" svg:x="1.999cm" svg:y="5.501cm" presentation:class="outline">
          <draw:text-box>
            <text:list text:style-name="L3">
              <text:list-item>
                <text:p>Smaller resource bundle files (-20%), smaller ICU data (-15%)</text:p>
                <text:list>
                  <text:list-item>
                    <text:p>Reduced padding</text:p>
                  </text:list-item>
                  <text:list-item>
                    <text:p>Smaller table/array structures</text:p>
                  </text:list-item>
                  <text:list-item>
                    <text:p>Shared files for item keys</text:p>
                  </text:list-item>
                </text:list>
              </text:list-item>
              <text:list-item>
                <text:p>Still memory-mapped</text:p>
              </text:list-item>
              <text:list-item>
                <text:p>No API change</text:p>
              </text:list-item>
            </text:list>
          </draw:text-box>
        </draw:frame>
        <presentation:notes draw:style-name="dp2">
          <office:forms form:automatic-focus="false" form:apply-design-mode="false"/>
          <draw:page-thumbnail draw:style-name="gr3" draw:layer="layout" svg:width="15.265cm" svg:height="10.476cm" svg:x="3.161cm" svg:y="2.123cm" draw:page-number="18" presentation:class="page"/>
          <draw:frame presentation:style-name="pr4" draw:layer="layout" svg:width="17.271cm" svg:height="12.322cm" svg:x="2.158cm" svg:y="13.271cm" presentation:class="notes">
            <draw:text-box>
              <text:p>A large portion of ICU's data consists of locale data strings. ICU 4.4 optimizes the resource bundle data structure, yielding significant size reductions while maintaining memory-mapping (no heap usage).</text:p>
              <text:p>Compressing strings would have resulted in even smaller files at the cost of much increased heap memory usage and time to decompress strings.</text:p>
            </draw:text-box>
          </draw:frame>
        </presentation:notes>
      </draw:page>
      <draw:page draw:name="page19"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ICU4C Big Decimal Support</text:p>
          </draw:text-box>
        </draw:frame>
        <draw:frame presentation:style-name="pr6" draw:layer="layout" svg:width="23.992cm" svg:height="12.754cm" svg:x="1.999cm" svg:y="5.501cm" presentation:class="outline">
          <draw:text-box>
            <text:list text:style-name="L3">
              <text:list-item>
                <text:p>Decimal floating-point arithmetic used for financial &amp; user-centric applications</text:p>
              </text:list-item>
              <text:list-item>
                <text:p>Java: BigDecimal;<text:line-break/>C/C++: <text:span text:style-name="T8"><text:a xlink:href="http://speleotrove.com/decimal/">http://speleotrove.com/decimal/</text:a></text:span></text:p>
              </text:list-item>
              <text:list-item>
                <text:p>ICU4C 4.4: Format &amp; parse</text:p>
              </text:list-item>
              <text:list-item>
                <text:p>API: Decimal Floating Point strings</text:p>
              </text:list-item>
            </text:list>
          </draw:text-box>
        </draw:frame>
        <presentation:notes draw:style-name="dp2">
          <office:forms form:automatic-focus="false" form:apply-design-mode="false"/>
          <draw:page-thumbnail draw:style-name="gr3" draw:layer="layout" svg:width="15.265cm" svg:height="10.476cm" svg:x="3.161cm" svg:y="2.123cm" draw:page-number="19" presentation:class="page"/>
          <draw:frame presentation:style-name="pr4" draw:layer="layout" svg:width="17.271cm" svg:height="12.322cm" svg:x="2.158cm" svg:y="13.271cm" presentation:class="notes">
            <draw:text-box>
              <text:p>ICU4C 4.4 adds support for formatting and parsing of decimal floating point values equivalent to Java BigDecimal. These are important for high-precision handling of monetary values, and for precise, user-friendly decimal fractions.</text:p>
              <text:p>ICU does not expose the decNumber code as public API because decNumber's many build options make its structs incompatible between different versions.</text:p>
            </draw:text-box>
          </draw:frame>
        </presentation:notes>
      </draw:page>
      <draw:page draw:name="page20"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Select Format</text:p>
          </draw:text-box>
        </draw:frame>
        <draw:frame presentation:style-name="pr6" draw:layer="layout" svg:width="23.992cm" svg:height="12.754cm" svg:x="1.999cm" svg:y="5.501cm" presentation:class="outline">
          <draw:text-box>
            <text:list text:style-name="L3">
              <text:list-item>
                <text:p>Selects message variants</text:p>
                <text:list>
                  <text:list-item>
                    <text:p>Use case: Gender selection</text:p>
                  </text:list-item>
                  <text:list-item>
                    <text:p>“{gender,select,female{She walks.}other{He walks.}}”</text:p>
                  </text:list-item>
                </text:list>
              </text:list-item>
              <text:list-item>
                <text:p>Similar to choice/plural</text:p>
              </text:list-item>
              <text:list-item>
                <text:p>One message string, one translator</text:p>
              </text:list-item>
            </text:list>
          </draw:text-box>
        </draw:frame>
        <presentation:notes draw:style-name="dp2">
          <office:forms form:automatic-focus="false" form:apply-design-mode="false"/>
          <draw:page-thumbnail draw:style-name="gr3" draw:layer="layout" svg:width="15.265cm" svg:height="10.476cm" svg:x="3.161cm" svg:y="2.123cm" draw:page-number="20" presentation:class="page"/>
          <draw:frame presentation:style-name="pr4" draw:layer="layout" svg:width="17.271cm" svg:height="12.322cm" svg:x="2.158cm" svg:y="13.271cm" presentation:class="notes">
            <draw:text-box>
              <text:p>The new SelectFormat and “select” argument type in MessageFormat patterns support keyword-based selection of message variants. This is intended to be used for gender selection. Like with choice and plural formats, minimal variant fragments can be selected, but selecting whole-sentence variants is easier to translate.</text:p>
              <text:p>Combining all variants into one message string can help with translation consistency: Otherwise different translators might translate the variants quite differently.</text:p>
            </draw:text-box>
          </draw:frame>
        </presentation:notes>
      </draw:page>
      <draw:page draw:name="page21"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64bit Time Zone Transitions</text:p>
          </draw:text-box>
        </draw:frame>
        <draw:frame presentation:style-name="pr9" draw:text-style-name="P9" draw:layer="layout" svg:width="23.992cm" svg:height="7.834cm" svg:x="1.999cm" svg:y="5.501cm" presentation:class="outline" presentation:user-transformed="true">
          <draw:text-box>
            <text:list text:style-name="L3">
              <text:list-item>
                <text:p><text:span text:style-name="T8">Modified zic to generate time zone resource</text:span></text:p>
              </text:list-item>
              <text:list-item>
                <text:p><text:span text:style-name="T8">The time transition data was 32bit second (effective 1901-2038)</text:span></text:p>
              </text:list-item>
              <text:list-item>
                <text:p><text:span text:style-name="T8">For ICU 4.4 and beyond, ICU time zone resource includes the time transition data out of 32bit second range</text:span></text:p>
              </text:list-item>
              <text:list-item>
                <text:p><text:span text:style-name="T8">Changed data structure of other time zone resources at the same time</text:span></text:p>
              </text:list-item>
            </text:list>
          </draw:text-box>
        </draw:frame>
        <draw:frame draw:style-name="standard" draw:layer="layout" svg:width="22.856cm" svg:height="4.318cm" svg:x="2.543cm" svg:y="14.057cm">
          <table:table table:template-name="default" table:use-first-row-styles="true" table:use-banding-rows-styles="true">
            <table:table-column table:style-name="co1"/>
            <table:table-column table:style-name="co2"/>
            <table:table-row table:style-name="ro1" table:default-cell-style-name="ce1">
              <table:table-cell>
                <text:p>ICU 3.8.1 to 4.2.x</text:p>
              </table:table-cell>
              <table:table-cell>
                <text:p>ICU 4.4 and later</text:p>
              </table:table-cell>
            </table:table-row>
            <table:table-row table:style-name="ro1" table:default-cell-style-name="ce2">
              <table:table-cell>
                <text:p>zoneinfo.txt</text:p>
                <text:p>metazoneInfo.txt</text:p>
                <text:p>supplementalData.txt</text:p>
              </table:table-cell>
              <table:table-cell>
                <text:p>zoneinfo64.txt</text:p>
                <text:p>metaZones.txt</text:p>
                <text:p>timezoneTypes.txt</text:p>
                <text:p>windowsZones.txt</text:p>
              </table:table-cell>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5.265cm" svg:height="10.476cm" svg:x="3.161cm" svg:y="2.123cm" draw:page-number="21" presentation:class="page"/>
          <draw:frame presentation:style-name="pr4" draw:layer="layout" svg:width="17.271cm" svg:height="12.322cm" svg:x="2.158cm" svg:y="13.271cm" presentation:class="notes">
            <draw:text-box>
              <text:p>ICU is the consumer of the tz database, known as Olson time zone. “zic” is the tool used for compiling the time zone source file into binary runtime format.</text:p>
              <text:p>“zic” generates time zone transition data in two formats – one uses 32bit second and another uses 64bit second</text:p>
              <text:p>There are transitions defined by the tz database before 32bit second range. (With 32bit seconds, <text:s/>1901-12-13 20:45:52 – 2038-01-19 03:14:07)</text:p>
              <text:p>Also isolate time zone related resources from others. Previously, supplementalData contained other type of resources. That will make us easier to keep the same set of data for ICU 4.4 and beyond.</text:p>
            </draw:text-box>
          </draw:frame>
        </presentation:notes>
      </draw:page>
      <draw:page draw:name="page22"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Java 5 Syntax</text:p>
          </draw:text-box>
        </draw:frame>
        <draw:frame presentation:style-name="pr10" draw:text-style-name="P10" draw:layer="layout" svg:width="23.992cm" svg:height="13.514cm" svg:x="1.999cm" svg:y="4.901cm" presentation:class="outline" presentation:user-transformed="true">
          <draw:text-box>
            <text:list text:style-name="L3">
              <text:list-item>
                <text:p><text:span text:style-name="T13">Changed the minimum Java Runtime requirement to Java 5</text:span></text:p>
                <text:list>
                  <text:list-item>
                    <text:p><text:span text:style-name="T8">ICU4J up to 4.2 runs on JRE 1.4, can build a version supporting JRE 1.3 on JDK 1.3</text:span></text:p>
                  </text:list-item>
                  <text:list-item>
                    <text:p><text:span text:style-name="T8">4.4 or later version do not support JRE 1.4 or older at all</text:span></text:p>
                  </text:list-item>
                </text:list>
              </text:list-item>
              <text:list-item>
                <text:p><text:span text:style-name="T13">Adopted generics/co-variant type in ICU4J public API and implementation</text:span></text:p>
              </text:list-item>
              <text:list-item>
                <text:p><text:span text:style-name="T13">JDK parallel APIs have equivalent API signatures with JDK 1.6</text:span></text:p>
              </text:list-item>
            </text:list>
          </draw:text-box>
        </draw:frame>
        <presentation:notes draw:style-name="dp2">
          <office:forms form:automatic-focus="false" form:apply-design-mode="false"/>
          <draw:page-thumbnail draw:style-name="gr3" draw:layer="layout" svg:width="15.265cm" svg:height="10.476cm" svg:x="3.161cm" svg:y="2.123cm" draw:page-number="22" presentation:class="page"/>
          <draw:frame presentation:style-name="pr4" draw:layer="layout" svg:width="17.271cm" svg:height="12.322cm" svg:x="2.158cm" svg:y="13.271cm" presentation:class="notes">
            <draw:text-box>
              <text:p>ICU4J no longer support build option producing library works on JRE1.4 or older.</text:p>
              <text:p>Not 100% binary compatible, that means, existing ICU4J consumer code need to be recompiled with the new ICU4J version.</text:p>
              <text:p>Practically, 100% source code compatible with really rare exceptions – some API signature changes for co-variant type support may require an update.</text:p>
              <text:p/>
            </draw:text-box>
          </draw:frame>
        </presentation:notes>
      </draw:page>
      <draw:page draw:name="page23" draw:style-name="dp1" draw:master-page-name="lyt-greenmosaic" presentation:presentation-page-layout-name="AL1T1">
        <office:forms form:automatic-focus="false" form:apply-design-mode="false"/>
        <draw:frame presentation:style-name="pr5" draw:text-style-name="P7" draw:layer="layout" svg:width="24.992cm" svg:height="2.714cm" svg:x="1.499cm" svg:y="1.662cm" presentation:class="title" presentation:user-transformed="true">
          <draw:text-box>
            <text:p><text:span text:style-name="T7">ICU4J source package structure</text:span></text:p>
          </draw:text-box>
        </draw:frame>
        <draw:frame presentation:style-name="pr11" draw:layer="layout" svg:width="23.992cm" svg:height="13.175cm" svg:x="1.999cm" svg:y="5.08cm" presentation:class="outline" presentation:user-transformed="true">
          <draw:text-box>
            <text:list text:style-name="L3">
              <text:list-item>
                <text:p><text:span text:style-name="T8">ICU4J up to 4.2 had single root for all classes</text:span></text:p>
                <text:list>
                  <text:list-item>
                    <text:p><text:span text:style-name="T9">Spaghetti inter dependencies</text:span></text:p>
                  </text:list-item>
                  <text:list-item>
                    <text:p><text:span text:style-name="T9">Error prone modularization</text:span></text:p>
                  </text:list-item>
                </text:list>
              </text:list-item>
              <text:list-item>
                <text:p><text:span text:style-name="T8">New source package structure</text:span></text:p>
                <text:list>
                  <text:list-item>
                    <text:p><text:span text:style-name="T8">demos/ - demonstration programs</text:span></text:p>
                  </text:list-item>
                  <text:list-item>
                    <text:p><text:span text:style-name="T8">main/ - ICU4J runtime library and unit test</text:span></text:p>
                  </text:list-item>
                  <text:list-item>
                    <text:p><text:span text:style-name="T8"><text:s/></text:span><text:span text:style-name="T8">tools/ - ICU4J stand alone tools and build tools</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3" presentation:class="page"/>
          <draw:frame presentation:style-name="pr4" draw:layer="layout" svg:width="17.271cm" svg:height="12.322cm" svg:x="2.158cm" svg:y="13.271cm" presentation:class="notes" presentation:user-transformed="true">
            <draw:text-box>
              <text:p>For better code/data modularization</text:p>
            </draw:text-box>
          </draw:frame>
        </presentation:notes>
      </draw:page>
      <draw:page draw:name="page24"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presentation:user-transformed="true">
          <draw:text-box>
            <text:p><text:span text:style-name="T7">ICU4J source package structure (cont.)</text:span></text:p>
          </draw:text-box>
        </draw:frame>
        <draw:frame presentation:style-name="pr12" draw:layer="layout" svg:width="24.765cm" svg:height="13.81cm" svg:x="1.905cm" svg:y="4.605cm" presentation:class="outline" presentation:user-transformed="true">
          <draw:text-box>
            <text:p><text:span text:style-name="T12"><text:s text:c="2"/></text:span><text:span text:style-name="T12">Structure under main/</text:span></text:p>
            <text:p text:style-name="P11"><text:span text:style-name="T15"><text:s/></text:span><text:span text:style-name="T16"><text:s text:c="3"/></text:span><text:span text:style-name="T16">classes/</text:span></text:p>
            <text:p text:style-name="P11"><text:span text:style-name="T16"><text:s text:c="12"/></text:span><text:span text:style-name="T16">charset/ <text:s text:c="7"/>Implementation of Java charset service provider</text:span></text:p>
            <text:p text:style-name="P11"><text:span text:style-name="T16"><text:s text:c="12"/></text:span><text:span text:style-name="T16">collate/ <text:s text:c="7"/>Collation service and its dependant</text:span></text:p>
            <text:p text:style-name="P11"><text:span text:style-name="T16"><text:s text:c="12"/></text:span><text:span text:style-name="T16">core/ <text:s text:c="10"/>Unicode, formatting and other miscellaneous services</text:span></text:p>
            <text:p text:style-name="P11"><text:span text:style-name="T16"><text:s text:c="12"/></text:span><text:span text:style-name="T16">currdata/ <text:s text:c="6"/>Currency localized name provider</text:span></text:p>
            <text:p text:style-name="P11"><text:span text:style-name="T16"><text:s text:c="12"/></text:span><text:span text:style-name="T16">langdata/ <text:s text:c="6"/>Language localized name provider</text:span></text:p>
            <text:p text:style-name="P11"><text:span text:style-name="T16"><text:s text:c="12"/></text:span><text:span text:style-name="T16">localespi/ <text:s text:c="5"/>Implementation of Java Locale service provider</text:span></text:p>
            <text:p text:style-name="P11"><text:span text:style-name="T16"><text:s text:c="12"/></text:span><text:span text:style-name="T16">regiondata/ <text:s text:c="4"/>Region localized name provider</text:span></text:p>
            <text:p text:style-name="P11"><text:span text:style-name="T16"><text:s text:c="12"/></text:span><text:span text:style-name="T16">translit/ <text:s text:c="6"/>Transliterator service and its dependant</text:span></text:p>
            <text:p text:style-name="P11"><text:span text:style-name="T16"><text:s text:c="4"/></text:span><text:span text:style-name="T16">shared/</text:span></text:p>
            <text:p text:style-name="P11"><text:span text:style-name="T16"><text:s text:c="12"/></text:span><text:span text:style-name="T16">build/ <text:s text:c="9"/>Common component build scripts and properties</text:span></text:p>
            <text:p text:style-name="P11"><text:span text:style-name="T16"><text:s text:c="12"/></text:span><text:span text:style-name="T16">data/ <text:s text:c="10"/>ICU data imported from ICU4C build</text:span></text:p>
            <text:p text:style-name="P11"><text:span text:style-name="T16"><text:s text:c="12"/></text:span><text:span text:style-name="T16">license/ <text:s text:c="7"/>License files</text:span></text:p>
            <text:p text:style-name="P11"><text:span text:style-name="T16"><text:s text:c="4"/></text:span><text:span text:style-name="T16">tests/</text:span></text:p>
            <text:p text:style-name="P11"><text:span text:style-name="T16"><text:s text:c="12"/></text:span><text:span text:style-name="T16">charset/ <text:s text:c="7"/>Test cases for charset service</text:span></text:p>
            <text:p text:style-name="P11"><text:span text:style-name="T16"><text:s text:c="12"/></text:span><text:span text:style-name="T16">collate <text:s text:c="8"/>Test cases for collation service</text:span></text:p>
            <text:p text:style-name="P11"><text:span text:style-name="T16"><text:s text:c="12"/></text:span><text:span text:style-name="T16">core/ <text:s text:c="10"/>Test cases for Unicode, formatting and other services</text:span></text:p>
            <text:p text:style-name="P11"><text:span text:style-name="T16"><text:s text:c="12"/></text:span><text:span text:style-name="T16">framework/ <text:s text:c="5"/>Common test framework and utilities</text:span></text:p>
            <text:p text:style-name="P11"><text:span text:style-name="T16"><text:s text:c="12"/></text:span><text:span text:style-name="T16">localespi/ <text:s text:c="5"/>Test cases for locale SPI</text:span></text:p>
            <text:p text:style-name="P11"><text:span text:style-name="T16"><text:s text:c="12"/></text:span><text:span text:style-name="T16">packaging/ <text:s text:c="5"/>Test cases for validating packaging without localized name providers </text:span></text:p>
            <text:p text:style-name="P11"><text:span text:style-name="T16"><text:s text:c="12"/></text:span><text:span text:style-name="T16">translit/ <text:s text:c="6"/>Test cases for transliterator service</text:span></text:p>
          </draw:text-box>
        </draw:frame>
        <presentation:notes draw:style-name="dp2">
          <office:forms form:automatic-focus="false" form:apply-design-mode="false"/>
          <draw:page-thumbnail draw:style-name="gr3" draw:layer="layout" svg:width="15.265cm" svg:height="10.476cm" svg:x="3.161cm" svg:y="2.123cm" draw:page-number="24" presentation:class="page"/>
          <draw:frame presentation:style-name="pr4" draw:layer="layout" svg:width="17.271cm" svg:height="12.322cm" svg:x="2.158cm" svg:y="13.271cm" presentation:class="notes" presentation:user-transformed="true">
            <draw:text-box>
              <text:p>Each subcomponent creates its own output jar internally.</text:p>
              <text:p>currdata/langdata/localedata/regiondata contain data with small stub code. “core” lib can run without them.</text:p>
              <text:p>“core” might be refactored and separated into smaller common code and others.</text:p>
              <text:p>As of ICU 4.4, we still publish all-in-one ICU4J jar. However, when this internal refactoring is once completed, we may also offer smaller independent jars.</text:p>
            </draw:text-box>
          </draw:frame>
        </presentation:notes>
      </draw:page>
      <draw:page draw:name="page25" draw:style-name="dp1" draw:master-page-name="lyt-greenmosaic">
        <office:forms form:automatic-focus="false" form:apply-design-mode="false"/>
        <draw:frame draw:style-name="gr11" draw:text-style-name="P4" draw:layer="layout" svg:width="9.375cm" svg:height="2.139cm" svg:x="8.087cm" svg:y="10.334cm">
          <draw:text-box>
            <text:list text:style-name="L4">
              <text:list-item>
                <text:p><text:span text:style-name="T5">Release Schedule</text:span></text:p>
              </text:list-item>
              <text:list-item>
                <text:p><text:span text:style-name="T5">ICU 4.6 Release Summary</text:span></text:p>
              </text:list-item>
            </text:list>
          </draw:text-box>
        </draw:frame>
        <draw:frame draw:style-name="gr5" draw:text-style-name="P1" draw:layer="layout" svg:width="17.147cm" svg:height="2.377cm" svg:x="4.446cm" svg:y="5.244cm">
          <draw:text-box>
            <text:p><text:span text:style-name="T1">What's next for ICU?</text:span></text:p>
          </draw:text-box>
        </draw:frame>
        <presentation:notes draw:style-name="dp2">
          <office:forms form:automatic-focus="false" form:apply-design-mode="false"/>
          <draw:page-thumbnail draw:style-name="gr3" draw:layer="layout" svg:width="15.265cm" svg:height="10.476cm" svg:x="3.161cm" svg:y="2.123cm" draw:page-number="25" presentation:class="page"/>
          <draw:frame presentation:style-name="pr1" draw:text-style-name="P5" draw:layer="layout" svg:width="17.271cm" svg:height="12.573cm" svg:x="2.158cm" svg:y="13.271cm" presentation:class="notes" presentation:placeholder="true">
            <draw:text-box/>
          </draw:frame>
        </presentation:notes>
      </draw:page>
      <draw:page draw:name="page26"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Release Schedule</text:p>
          </draw:text-box>
        </draw:frame>
        <draw:frame presentation:style-name="pr6" draw:layer="layout" svg:width="23.992cm" svg:height="12.754cm" svg:x="1.999cm" svg:y="5.501cm" presentation:class="outline">
          <draw:text-box>
            <text:list text:style-name="L3">
              <text:list-item>
                <text:p>ICU 4.6</text:p>
                <text:list>
                  <text:list-item>
                    <text:p><text:span text:style-name="T8">2010-06-23 Milestone 1</text:span></text:p>
                  </text:list-item>
                  <text:list-item>
                    <text:p><text:span text:style-name="T8">2010-09-29 Milestone 2</text:span></text:p>
                  </text:list-item>
                  <text:list-item>
                    <text:p><text:span text:style-name="T8">2010-10-20 Release Candidate 1</text:span></text:p>
                  </text:list-item>
                  <text:list-item>
                    <text:p><text:span text:style-name="T8">2010-11-10 Release</text:span></text:p>
                  </text:list-item>
                </text:list>
              </text:list-item>
              <text:list-item>
                <text:p><text:span text:style-name="T17">ICU 4.8</text:span></text:p>
                <text:list>
                  <text:list-item>
                    <text:p><text:span text:style-name="T8">2011-05-04 Release</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6" presentation:class="page"/>
          <draw:frame presentation:style-name="pr4" draw:layer="layout" svg:width="17.271cm" svg:height="12.322cm" svg:x="2.158cm" svg:y="13.271cm" presentation:class="notes">
            <draw:text-box>
              <text:p>ICU4.6 release is synchronized with CLDR 1.9 release.</text:p>
              <text:p>ICU4.8 is synchronized with CLDR 2.0 release.</text:p>
            </draw:text-box>
          </draw:frame>
        </presentation:notes>
      </draw:page>
      <draw:page draw:name="page27"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ICU 4.6 Release Summary</text:p>
          </draw:text-box>
        </draw:frame>
        <draw:frame presentation:style-name="pr6" draw:layer="layout" svg:width="23.992cm" svg:height="12.754cm" svg:x="1.999cm" svg:y="5.501cm" presentation:class="outline">
          <draw:text-box>
            <text:list text:style-name="L3">
              <text:list-item>
                <text:p>Unicode 6.0</text:p>
              </text:list-item>
              <text:list-item>
                <text:p>CLDR 1.9</text:p>
              </text:list-item>
              <text:list-item>
                <text:p>Major Feature Items</text:p>
                <text:list>
                  <text:list-item>
                    <text:p><text:span text:style-name="T9">UTS#46 Unicode IDNA compatibility processing support</text:span></text:p>
                  </text:list-item>
                  <text:list-item>
                    <text:p><text:span text:style-name="T9">Regular expression API enhancements (UText support, int64 index, find progress callback)</text:span></text:p>
                  </text:list-item>
                  <text:list-item>
                    <text:p><text:span text:style-name="T9">Alphabetic Index</text:span></text:p>
                  </text:list-item>
                  <text:list-item>
                    <text:p><text:span text:style-name="T9">BCP47 support update</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7" presentation:class="page"/>
          <draw:frame presentation:style-name="pr4" draw:layer="layout" svg:width="17.271cm" svg:height="12.322cm" svg:x="2.158cm" svg:y="13.271cm" presentation:class="notes" presentation:user-transformed="true">
            <draw:text-box>
              <text:p>CLDR 1.9 is a short cycle release and not getting locale data updates from the survey tool. Therefore, you do not see much locale data difference in ICU except for collation data.</text:p>
            </draw:text-box>
          </draw:frame>
        </presentation:notes>
      </draw:page>
      <draw:page draw:name="page28"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References</text:p>
          </draw:text-box>
        </draw:frame>
        <draw:frame presentation:style-name="pr6" draw:layer="layout" svg:width="23.992cm" svg:height="12.754cm" svg:x="1.999cm" svg:y="5.501cm" presentation:class="outline">
          <draw:text-box>
            <text:p>ICU Main Site: <text:a xlink:href="http://icu-project.org/">http://icu-project.org</text:a></text:p>
            <text:list text:style-name="L3">
              <text:list-item>
                <text:p>Download ICU Releases</text:p>
              </text:list-item>
              <text:list-item>
                <text:p>User Guide</text:p>
              </text:list-item>
              <text:list-item>
                <text:p>Demonstrations</text:p>
              </text:list-item>
              <text:list-item>
                <text:p>Technical FAQ</text:p>
              </text:list-item>
              <text:list-item>
                <text:p>Bug Report</text:p>
              </text:list-item>
              <text:list-item>
                <text:p>Mailing Lists (design &amp; support)</text:p>
              </text:list-item>
            </text:list>
          </draw:text-box>
        </draw:frame>
        <presentation:notes draw:style-name="dp2">
          <office:forms form:automatic-focus="false" form:apply-design-mode="false"/>
          <draw:page-thumbnail draw:style-name="gr3" draw:layer="layout" svg:width="15.265cm" svg:height="10.476cm" svg:x="3.161cm" svg:y="2.123cm" draw:page-number="28" presentation:class="page"/>
          <draw:frame presentation:style-name="pr4" draw:layer="layout" svg:width="17.271cm" svg:height="12.322cm" svg:x="2.158cm" svg:y="13.271cm" presentation:class="notes">
            <draw:text-box>
              <text:p text:style-name="P6"><text:span text:style-name="T18">If you would like more information about ICU, you can go to our main site on http://icu-project.org <text:s/>There you will find links to download ICU, the ICU User Guide, the technical FAQ, where to get support, demonstrations of how ICU works, and many other topics related to ICUYou can also find more information about Unicode at the unicode.org si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mosaic_5f_box" draw:display-name="greenmosaic_box" xlink:href="Pictures/10000000000003200000025836E3E01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ndara" style:font-style-name="Regular" style:font-family-generic="swiss"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Tahoma"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greenmosaic-background" style:family="presentation">
      <style:graphic-properties draw:stroke="none" draw:fill="bitmap" draw:fill-image-name="greenmosaic_5f_box" draw:fill-image-width="0cm" draw:fill-image-height="0cm"/>
    </style:style>
    <style:style style:name="lyt-greenmosaic-backgroundobjects" style:family="presentation">
      <style:graphic-properties draw:shadow="hidden" draw:shadow-offset-x="0.3cm" draw:shadow-offset-y="0.3cm" draw:shadow-color="#808080"/>
      <style:text-properties style:use-window-font-color="true" fo:font-family="Candara" style:font-style-name="Bold" style:font-family-generic="swiss" style:font-pitch="variable" fo:font-weight="normal"/>
    </style:style>
    <style:style style:name="lyt-greenmosaic-notes" style:family="presentation">
      <style:graphic-properties draw:stroke="none" draw:fill="none">
        <text:list-style style:name="lyt-greenmosa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Candara" style:font-style-name="Regular" style:font-family-generic="swiss"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greenmosaic-outline1" style:family="presentation">
      <style:graphic-properties draw:stroke="none" draw:fill="none">
        <text:list-style style:name="lyt-greenmosaic-outline1">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outline2" style:family="presentation" style:parent-style-name="lyt-greenmosaic-outline1">
      <style:paragraph-properties fo:margin-left="2.4cm" fo:margin-right="0cm" fo:margin-top="0cm" fo:margin-bottom="0.4cm" fo:text-indent="-0.8cm"/>
      <style:text-properties fo:font-family="Candara" style:font-family-generic="swiss" style:font-pitch="variable" fo:font-size="28pt" style:font-size-asian="28pt" style:font-size-complex="28pt"/>
    </style:style>
    <style:style style:name="lyt-greenmosaic-outline3" style:family="presentation" style:parent-style-name="lyt-greenmosaic-outline2">
      <style:paragraph-properties fo:margin-left="3.6cm" fo:margin-right="0cm" fo:margin-top="0cm" fo:margin-bottom="0.3cm" fo:text-indent="-0.6cm"/>
      <style:text-properties fo:font-family="Candara" style:font-family-generic="swiss" style:font-pitch="variable" fo:font-size="24pt" style:font-size-asian="24pt" style:font-size-complex="24pt"/>
    </style:style>
    <style:style style:name="lyt-greenmosaic-outline4" style:family="presentation" style:parent-style-name="lyt-greenmosaic-outline3">
      <style:paragraph-properties fo:margin-left="4.8cm" fo:margin-right="0cm" fo:margin-top="0cm" fo:margin-bottom="0.2cm" fo:text-indent="-0.6cm"/>
      <style:text-properties fo:font-family="Candara" style:font-family-generic="swiss" style:font-pitch="variable" fo:font-size="20pt" style:font-size-asian="20pt" style:font-size-complex="20pt"/>
    </style:style>
    <style:style style:name="lyt-greenmosaic-outline5" style:family="presentation" style:parent-style-name="lyt-greenmosaic-outline4">
      <style:paragraph-properties fo:margin-left="6cm" fo:margin-right="0cm" fo:margin-top="0cm" fo:margin-bottom="0.1cm" fo:text-indent="-0.6cm"/>
      <style:text-properties fo:font-family="Candara" style:font-family-generic="swiss" style:font-pitch="variable" fo:font-size="20pt" style:font-size-asian="20pt" style:font-size-complex="20pt"/>
    </style:style>
    <style:style style:name="lyt-greenmosaic-outline6" style:family="presentation" style:parent-style-name="lyt-greenmosaic-outline5">
      <style:paragraph-properties fo:margin-left="7.2cm" fo:margin-right="0cm" fo:margin-top="0cm" fo:margin-bottom="0.1cm" fo:text-indent="-0.6cm"/>
      <style:text-properties fo:font-family="Candara" style:font-family-generic="swiss" style:font-pitch="variable" fo:font-size="20pt" style:font-size-asian="20pt" style:font-size-complex="20pt"/>
    </style:style>
    <style:style style:name="lyt-greenmosaic-outline7" style:family="presentation" style:parent-style-name="lyt-greenmosaic-outline6">
      <style:paragraph-properties fo:margin-left="8.4cm" fo:margin-right="0cm" fo:margin-top="0cm" fo:margin-bottom="0.1cm" fo:text-indent="-0.6cm"/>
      <style:text-properties fo:font-family="Candara" style:font-family-generic="swiss" style:font-pitch="variable" fo:font-size="20pt" style:font-size-asian="20pt" style:font-size-complex="20pt"/>
    </style:style>
    <style:style style:name="lyt-greenmosaic-outline8" style:family="presentation" style:parent-style-name="lyt-greenmosaic-outline7">
      <style:paragraph-properties fo:margin-left="9.6cm" fo:margin-right="0cm" fo:margin-top="0cm" fo:margin-bottom="0.1cm" fo:text-indent="-0.6cm"/>
      <style:text-properties fo:font-family="Candara" style:font-family-generic="swiss" style:font-pitch="variable" fo:font-size="20pt" style:font-size-asian="20pt" style:font-size-complex="20pt"/>
    </style:style>
    <style:style style:name="lyt-greenmosaic-outline9" style:family="presentation" style:parent-style-name="lyt-greenmosaic-outline8">
      <style:paragraph-properties fo:margin-left="10.8cm" fo:margin-right="0cm" fo:margin-top="0cm" fo:margin-bottom="0.1cm" fo:text-indent="-0.6cm"/>
      <style:text-properties fo:font-family="Candara" style:font-family-generic="swiss" style:font-pitch="variable" fo:font-size="20pt" style:font-size-asian="20pt" style:font-size-complex="20pt"/>
    </style:style>
    <style:style style:name="lyt-greenmosaic-subtitle" style:family="presentation">
      <style:graphic-properties draw:stroke="none" draw:fill="none" draw:textarea-vertical-align="middle">
        <text:list-style style:name="lyt-greenmosa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Candar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title" style:family="presentation">
      <style:graphic-properties draw:stroke="none" draw:fill="none" draw:textarea-vertical-align="middle">
        <text:list-style style:name="lyt-greenmosa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dara"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reenmosaic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greenmosaic-outline1">
      <style:graphic-properties draw:fill-color="#ffffff" draw:auto-grow-height="false" fo:min-height="13.86cm"/>
    </style:style>
    <style:style style:name="Mpr5" style:family="presentation" style:parent-style-name="lyt-greenmosaic-backgroundobjects">
      <style:graphic-properties draw:stroke="none" draw:fill="none" draw:fill-color="#ffffff" draw:auto-grow-height="false" fo:min-height="1.449cm"/>
    </style:style>
    <style:style style:name="Mpr6" style:family="presentation" style:parent-style-name="lyt-greenmosaic-backgroundobjects">
      <style:graphic-properties draw:stroke="none" draw:fill="none" draw:fill-color="#ffffff" draw:auto-grow-height="false" fo:min-height="1.485cm"/>
    </style:style>
    <style:style style:name="Mpr7" style:family="presentation" style:parent-style-name="lyt-greenmosa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text-properties fo:font-family="Candara" style:font-family-generic="swiss" style:font-pitch="variable" fo:font-size="14pt" fo:font-weight="normal" style:font-size-asian="14pt" style:font-weight-asian="normal" style:font-size-complex="14pt" style:font-weight-complex="normal"/>
    </style:style>
    <style:style style:name="MP7" style:family="paragraph">
      <style:paragraph-properties fo:margin-left="0cm" fo:margin-right="0cm" fo:text-align="center" fo:text-indent="0cm"/>
      <style:text-properties fo:font-family="Candara" style:font-family-generic="swiss" style:font-pitch="variable" fo:font-size="14pt" fo:font-weight="normal" style:font-size-asian="14pt" style:font-weight-asian="normal" style:font-size-complex="14pt" style:font-weight-complex="normal"/>
    </style:style>
    <style:style style:name="MP8" style:family="paragraph">
      <style:paragraph-properties fo:text-align="end"/>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dara" style:font-family-generic="swiss" style:font-pitch="variable" fo:font-size="14pt" fo:font-weight="normal" style:font-size-asian="14pt" style:font-weight-asian="normal" style:font-size-complex="14pt" style:font-weight-complex="normal"/>
    </style:style>
    <style:style style:name="MT3" style:family="text">
      <style:text-properties fo:font-family="Candar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5e00" fo:font-size="45%"/>
      </text:list-level-style-bullet>
      <text:list-level-style-bullet text:level="2" text:bullet-char="–">
        <style:list-level-properties text:space-before="1.6cm" text:min-label-width="0.8cm"/>
        <style:text-properties fo:font-family="StarSymbol" fo:color="#355e00" fo:font-size="75%"/>
      </text:list-level-style-bullet>
      <text:list-level-style-bullet text:level="3" text:bullet-char="●">
        <style:list-level-properties text:space-before="3cm" text:min-label-width="0.6cm"/>
        <style:text-properties fo:font-family="StarSymbol" fo:color="#355e00" fo:font-size="45%"/>
      </text:list-level-style-bullet>
      <text:list-level-style-bullet text:level="4" text:bullet-char="–">
        <style:list-level-properties text:space-before="4.2cm" text:min-label-width="0.6cm"/>
        <style:text-properties fo:font-family="StarSymbol" fo:color="#355e00" fo:font-size="75%"/>
      </text:list-level-style-bullet>
      <text:list-level-style-bullet text:level="5" text:bullet-char="●">
        <style:list-level-properties text:space-before="5.4cm" text:min-label-width="0.6cm"/>
        <style:text-properties fo:font-family="StarSymbol" fo:color="#355e00" fo:font-size="45%"/>
      </text:list-level-style-bullet>
      <text:list-level-style-bullet text:level="6" text:bullet-char="●">
        <style:list-level-properties text:space-before="6.6cm" text:min-label-width="0.6cm"/>
        <style:text-properties fo:font-family="StarSymbol" fo:color="#355e00" fo:font-size="45%"/>
      </text:list-level-style-bullet>
      <text:list-level-style-bullet text:level="7" text:bullet-char="●">
        <style:list-level-properties text:space-before="7.8cm" text:min-label-width="0.6cm"/>
        <style:text-properties fo:font-family="StarSymbol" fo:color="#355e00" fo:font-size="45%"/>
      </text:list-level-style-bullet>
      <text:list-level-style-bullet text:level="8" text:bullet-char="●">
        <style:list-level-properties text:space-before="9cm" text:min-label-width="0.6cm"/>
        <style:text-properties fo:font-family="StarSymbol" fo:color="#355e00" fo:font-size="45%"/>
      </text:list-level-style-bullet>
      <text:list-level-style-bullet text:level="9" text:bullet-char="●">
        <style:list-level-properties text:space-before="10.2cm" text:min-label-width="0.6cm"/>
        <style:text-properties fo:font-family="StarSymbol" fo:color="#355e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reenmosaic" style:page-layout-name="PM1" draw:style-name="Mdp2">
      <draw:frame presentation:style-name="lyt-greenmosaic-title" draw:layer="backgroundobjects" svg:width="24.992cm" svg:height="2.964cm" svg:x="1.499cm" svg:y="1.537cm" presentation:class="title" presentation:placeholder="true">
        <draw:text-box/>
      </draw:frame>
      <draw:frame presentation:style-name="Mpr4" draw:text-style-name="MP5" draw:layer="backgroundobjects" svg:width="23.992cm" svg:height="13.004cm" svg:x="1.999cm" svg:y="5.501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7" draw:layer="backgroundobjects" svg:width="10.995cm" svg:height="1.27cm" svg:x="1.705cm" svg:y="19.05cm" presentation:class="footer">
        <draw:text-box>
          <text:p text:style-name="MP6"><text:span text:style-name="MT2">Internationalization &amp; Unicode Conference 34</text:span></text:p>
          <text:p text:style-name="MP6"><text:span text:style-name="MT2">October 18-20, 2010 - Santa Clara, CA</text:span></text:p>
          <text:p text:style-name="MP6"><text:span text:style-name="MT2"/></text:p>
          <text:p text:style-name="MP7"><text:span text:style-name="MT2"/></text:p>
        </draw:text-box>
      </draw:frame>
      <draw:frame presentation:style-name="Mpr5" draw:text-style-name="MP2" draw:layer="backgroundobjects" svg:width="4.445cm" svg:height="0.899cm" svg:x="21.89cm" svg:y="19.35cm">
        <draw:text-box>
          <text:p text:style-name="MP8"><text:span text:style-name="MT3"><text:page-number>&lt;number&gt;</text:page-number></text:span></text:p>
        </draw:text-box>
      </draw:frame>
      <presentation:notes style:page-layout-name="PM0">
        <draw:page-thumbnail presentation:style-name="lyt-greenmosaic-title" draw:layer="backgroundobjects" svg:width="15.265cm" svg:height="10.476cm" svg:x="3.161cm" svg:y="2.123cm" presentation:class="page"/>
        <draw:frame presentation:style-name="lyt-greenmosaic-notes" draw:layer="backgroundobjects" svg:width="17.271cm" svg:height="12.572cm" svg:x="2.158cm" svg:y="13.271cm" presentation:class="notes" presentation:placeholder="true">
          <draw:text-box/>
        </draw:frame>
        <draw:frame presentation:style-name="Mpr6" draw:text-style-name="MP9" draw:layer="backgroundobjects" svg:width="9.369cm" svg:height="1.396cm" svg:x="0cm" svg:y="0.001cm" presentation:class="header">
          <draw:text-box>
            <text:p text:style-name="MP9"><text:span text:style-name="MT1"><presentation:header/></text:span></text:p>
          </draw:text-box>
        </draw:frame>
        <draw:frame presentation:style-name="Mpr6" draw:text-style-name="MP10" draw:layer="backgroundobjects" svg:width="9.369cm" svg:height="1.396cm" svg:x="12.219cm" svg:y="0.001cm" presentation:class="date-time">
          <draw:text-box>
            <text:p text:style-name="MP10"><text:span text:style-name="MT1"><presentation:date-time/></text:span></text:p>
          </draw:text-box>
        </draw:frame>
        <draw:frame presentation:style-name="Mpr7" draw:text-style-name="MP9" draw:layer="backgroundobjects" svg:width="9.369cm" svg:height="1.396cm" svg:x="0cm" svg:y="26.543cm" presentation:class="footer">
          <draw:text-box>
            <text:p text:style-name="MP9"><text:span text:style-name="MT1"><presentation:footer/></text:span></text:p>
          </draw:text-box>
        </draw:frame>
        <draw:frame presentation:style-name="Mpr7" draw:text-style-name="MP10" draw:layer="backgroundobjects" svg:width="9.369cm" svg:height="1.396cm" svg:x="12.219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oshito Umaoka</meta:initial-creator>
    <meta:creation-date>2010-08-26T14:14:38.73</meta:creation-date>
    <meta:editing-duration>PT07H21M37S</meta:editing-duration>
    <meta:editing-cycles>9</meta:editing-cycles>
    <dc:date>2010-09-10T17:41:56.15</dc:date>
    <dc:creator>Yoshito Umaoka</dc:creator>
    <meta:generator>OpenOffice.org/3.2$Win32 OpenOffice.org_project/320m12$Build-9483</meta:generator>
    <meta:document-statistic meta:object-count="147"/>
  </office:meta>
</office:document-meta>
</file>